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47F713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9.244cm"/>
    </style:style>
    <style:style style:name="gr4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7.534cm"/>
    </style:style>
    <style:style style:name="gr5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subtitle">
      <style:graphic-properties draw:fill-color="#ffffff" fo:min-height="12.17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text-properties style:font-size-asian="29.3999996185303pt"/>
    </style:style>
    <style:style style:name="P5" style:family="paragraph">
      <style:text-properties fo:color="#ffffff"/>
    </style:style>
    <style:style style:name="P6" style:family="paragraph">
      <loext:graphic-properties draw:fill="solid" draw:fill-color="#000000"/>
      <style:text-properties fo:color="#ffffff"/>
    </style:style>
    <style:style style:name="P7" style:family="paragraph">
      <loext:graphic-properties draw:fill="solid" draw:fill-color="#000000" draw:fill-image-width="0cm" draw:fill-image-height="0cm"/>
      <style:text-properties fo:color="#ffffff"/>
    </style:style>
    <style:style style:name="T1" style:family="text">
      <style:text-properties fo:color="#808080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ffff99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>
          <draw:text-box>
            <text:p>HTML5 開発環境の紹介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HTML5 アプリの開発環境なんて</text:p>
            <text:p>メモ帳とブラウザーだけで十分だと思ってませんか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流石に何もなしはきついです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../../../../../../../../" xlink:type="simple">file:///</text:a> スキーマだと動かないものもあります</text:p>
              </text:list-item>
              <text:list-item>
                <text:p>ライブラリのインストールが意外と大変です</text:p>
                <text:list>
                  <text:list-item>
                    <text:p>HTML5 アプリなのでライブラリをたくさん使い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2">というわけで三種類紹介します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ついでにライブラリ管理の Bower も紹介</text:p>
                  </text:list-item>
                </text:list>
              </text:list-item>
              <text:list-item>
                <text:p>Yeoman を使って本格開発</text:p>
              </text:list-item>
              <text:list-item>
                <text:p>ブラウザーだけで完結する Plunker を使う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ウェブサーバーは別にレンタルサーバーやクラウドを借りなくても立ち上げられます!</text:p>
              </text:list-item>
              <text:list-item>
                <text:p>昔は Apache を立ち上げたりしてたけど、結構大変</text:p>
              </text:list-item>
              <text:list-item>
                <text:p>最近は簡易ウェブサーバーとかいう、開発時に便利なウェブサーバーが増えた!</text:p>
              </text:list-item>
              <text:list-item>
                <text:p>大体各言語ごとにあるけど、今日は Node.js 用の http-server を使ってみる</text:p>
                <text:list>
                  <text:list-item>
                    <text:p>HTML5 アプリ開発に重要なツールは Node.js 用が多いのでちょうどよ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特徴</text:p>
                <text:list>
                  <text:list-item>
                    <text:p>使いたい時だけ立ち上げる</text:p>
                  </text:list-item>
                  <text:list-item>
                    <text:p>細かい設定はほとんどいら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http-server</text:p>
                  </text:list-item>
                  <text:list-item>
                    <text:p>Mac で公式サイトからインストールした人は sudo つけないといけな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簡単</text:p>
                <text:list>
                  <text:list-item>
                    <text:p>mkdir webapp1 ← webapp1 ディレクトリを作成</text:p>
                  </text:list-item>
                  <text:list-item>
                    <text:p>cd webapp1 ← webapp1 ディレクトリへ移動</text:p>
                  </text:list-item>
                  <text:list-item>
                    <text:p>echo test &gt; index.html ← test と書いてあるファイルを作成</text:p>
                  </text:list-item>
                  <text:list-item>
                    <text:p>http-server ← 起動する</text:p>
                  </text:list-item>
                  <text:list-item>
                    <text:p>ブラウザーで <text:a xlink:href="http://localhost:8080/" xlink:type="simple">http://localhost:8080</text:a> にアクセス!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2cm" svg:height="2.384cm" svg:x="5.6cm" svg:y="16cm">
          <draw:text-box>
            <text:p text:style-name="P5"><text:span text:style-name="T2">$ http-server </text:span></text:p>
            <text:p text:style-name="P5"><text:span text:style-name="T2">Starting up http-server, serving ./ on: http://0.0.0.0:8080</text:span></text:p>
            <text:p text:style-name="P5"><text:span text:style-name="T2">Hit CTRL-C to stop the server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test” って表示されたら OK!</text:p>
              </text:list-item>
              <text:list-item>
                <text:p>試しに index.html に何か書いたり、他のページを作ってみてリンク貼ってみたり、画像を置いてみたりしてみて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一応、他の人にも見えるようになるから注意してね!</text:p>
              </text:list-item>
              <text:list-item>
                <text:p>http-server -a 127.0.0.1 -p 9001</text:p>
                <text:list>
                  <text:list-item>
                    <text:p>こうすると、自分の端末からしか繋がらなくなる</text:p>
                  </text:list-item>
                  <text:list-item>
                    <text:p>ポート番号も 9001 に変更し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他の言語もあるので、自分の得意な言語があればそれ使うのがいいかも</text:p>
              </text:list-item>
              <text:list-item>
                <text:p>Ruby ToDo 例を書く</text:p>
              </text:list-item>
              <text:list-item>
                <text:p>Python ToDo 例を書く</text:p>
              </text:list-item>
              <text:list-item>
                <text:p>PHP ToDo 例を書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3">ついでにライブラリ管理の </text:span><text:span text:style-name="T3">Bower </text:span><text:span text:style-name="T3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wer は HTML5 アプリのためのパッケージマネージャー</text:p>
                <text:list>
                  <text:list-item>
                    <text:p>アプリに必要なライブラリ・フレームワークなどをインターネットからダウンロードしてくれる</text:p>
                  </text:list-item>
                  <text:list-item>
                    <text:p>Backbone.js は Underscore.js も必要だけど、まとめて一緒にダウンロードしてくれる</text:p>
                  </text:list-item>
                </text:list>
              </text:list-item>
              <text:list-item>
                <text:p>最近、チュートリアルで Bower を使ってライブラリをダウンロードするように書いてあるものも多いので、使い方に慣れておくといいか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b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そんなに難しくない</text:p>
              </text:list-item>
              <text:list-item>
                <text:p>bower init でプロジェクトを作成する</text:p>
                <text:list>
                  <text:list-item>
                    <text:p>いろいろと聞かれるけど、今日は適当で</text:p>
                  </text:list-item>
                  <text:list-item>
                    <text:p>さっきの簡易ウェブサーバーのディレクトリで試す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2cm" svg:height="7.289cm" svg:x="5.2cm" svg:y="12cm">
          <draw:text-box>
            <text:p text:style-name="P5"><text:span text:style-name="T2">$ bower init</text:span></text:p>
            <text:p text:style-name="P5"><text:span text:style-name="T2">? name: project1</text:span></text:p>
            <text:p text:style-name="P5"><text:span text:style-name="T2">? version: 0.0.0</text:span></text:p>
            <text:p text:style-name="P5"><text:span text:style-name="T2">? description: </text:span></text:p>
            <text:p text:style-name="P5"><text:span text:style-name="T2">? main file: </text:span></text:p>
            <text:p text:style-name="P5"><text:span text:style-name="T2">? what types of modules does this package expose? </text:span></text:p>
            <text:p text:style-name="P5"><text:span text:style-name="T2">? keywords: </text:span></text:p>
            <text:p text:style-name="P5"><text:span text:style-name="T2"/></text:p>
            <text:p text:style-name="P5"><text:span text:style-name="T2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試しに jQuery をインストール</text:p>
                <text:list>
                  <text:list-item>
                    <text:p>bower install --save jquery</text:p>
                  </text:list-item>
                </text:list>
              </text:list-item>
              <text:list-item>
                <text:p>bower_components ディレクトリにインストールされるので、見てみよう!</text:p>
              </text:list-item>
            </text:list>
          </draw:text-box>
        </draw:frame>
        <draw:frame draw:style-name="gr2" draw:text-style-name="P6" draw:layer="layout" svg:width="21.4cm" svg:height="4.517cm" svg:x="3.4cm" svg:y="11.683cm">
          <draw:text-box>
            <text:p text:style-name="P5"><text:span text:style-name="T2">$ bower install --save jquery</text:span></text:p>
            <text:p text:style-name="P5"><text:span text:style-name="T2">bower cached <text:s text:c="7"/>git://github.com/jquery/jquery.git#2.1.4</text:span></text:p>
            <text:p text:style-name="P5"><text:span text:style-name="T2">bower validate <text:s text:c="5"/>2.1.4 against git://github.com/jquery/jquery.git#*</text:span></text:p>
            <text:p text:style-name="P5"><text:span text:style-name="T2">bower install <text:s text:c="6"/>jquery#2.1.4</text:span></text:p>
            <text:p text:style-name="P5"><text:span text:style-name="T2"/></text:p>
            <text:p text:style-name="P5"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うためには、index.html に script 要素を書く</text:p>
              </text:list-item>
            </text:list>
          </draw:text-box>
        </draw:frame>
        <draw:frame draw:style-name="gr3" draw:text-style-name="P7" draw:layer="layout" svg:width="23.4cm" svg:height="10.916cm" svg:x="2cm" svg:y="7.751cm">
          <draw:text-box>
            <text:p text:style-name="P5"><text:span text:style-name="T2">&lt;!doctype html&gt;</text:span></text:p>
            <text:p text:style-name="P5"><text:span text:style-name="T2">&lt;html lang="ja"&gt;</text:span></text:p>
            <text:p text:style-name="P5"><text:span text:style-name="T2"><text:s text:c="2"/></text:span><text:span text:style-name="T2">&lt;head&gt;</text:span></text:p>
            <text:p text:style-name="P5"><text:span text:style-name="T2"><text:s text:c="4"/></text:span><text:span text:style-name="T2">&lt;meta charset="UTF-8"/&gt;</text:span></text:p>
            <text:p text:style-name="P5"><text:span text:style-name="T2"><text:s text:c="4"/></text:span><text:span text:style-name="T2">&lt;title&gt;Document&lt;/title&gt;</text:span></text:p>
            <text:p text:style-name="P5"><text:span text:style-name="T2"><text:s text:c="4"/></text:span><text:span text:style-name="T4">&lt;script src="bower_components/jquery/dist/jquery.min.js"&gt;</text:span></text:p>
            <text:p text:style-name="P5"><text:span text:style-name="T4"><text:s text:c="4"/></text:span><text:span text:style-name="T4">&lt;/script&gt;</text:span></text:p>
            <text:p text:style-name="P5"><text:span text:style-name="T2"><text:s text:c="2"/></text:span><text:span text:style-name="T2">&lt;/head&gt;</text:span></text:p>
            <text:p text:style-name="P5"><text:span text:style-name="T2"><text:s text:c="2"/></text:span><text:span text:style-name="T2">&lt;body&gt;</text:span></text:p>
            <text:p text:style-name="P5"><text:span text:style-name="T2"><text:s text:c="4"/></text:span><text:span text:style-name="T2">&lt;h1&gt;Bower </text:span><text:span text:style-name="T2">のデモ</text:span><text:span text:style-name="T2">&lt;/h1&gt;</text:span></text:p>
            <text:p text:style-name="P5"><text:span text:style-name="T2"><text:s text:c="4"/></text:span><text:span text:style-name="T2">&lt;script&gt;</text:span></text:p>
            <text:p text:style-name="P5"><text:span text:style-name="T2"><text:s text:c="6"/></text:span><text:span text:style-name="T2">alert($('h1').text());</text:span></text:p>
            <text:p text:style-name="P5"><text:span text:style-name="T2"><text:s text:c="4"/></text:span><text:span text:style-name="T2">&lt;/script&gt;</text:span></text:p>
            <text:p text:style-name="P5"><text:span text:style-name="T2"><text:s text:c="2"/></text:span><text:span text:style-name="T2">&lt;/body&gt;</text:span></text:p>
            <text:p text:style-name="P5"><text:span text:style-name="T2">&lt;/html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はインストールされたライブラリの復元もできる</text:p>
              </text:list-item>
              <text:list-item>
                <text:p>bower.json ファイルを見ると、jquery の名前があるので覚えておいて!</text:p>
              </text:list-item>
            </text:list>
          </draw:text-box>
        </draw:frame>
        <draw:frame draw:style-name="gr4" draw:text-style-name="P7" draw:layer="layout" svg:width="9.4cm" svg:height="7.784cm" svg:x="7.4cm" svg:y="11.8cm">
          <draw:text-box>
            <text:p text:style-name="P5"><text:span text:style-name="T2">{</text:span></text:p>
            <text:p text:style-name="P5"><text:span text:style-name="T2"><text:s text:c="2"/></text:span><text:span text:style-name="T2">"name": "project1",</text:span></text:p>
            <text:p text:style-name="P5"><text:span text:style-name="T2"><text:s text:c="2"/></text:span><text:span text:style-name="T2">"version": "0.0.0",</text:span></text:p>
            <text:p text:style-name="P5"><text:span text:style-name="T2"/></text:p>
            <text:p text:style-name="P5"><text:span text:style-name="T2">…</text:span></text:p>
            <text:p text:style-name="P5"><text:span text:style-name="T2"/></text:p>
            <text:p text:style-name="P5"><text:span text:style-name="T2"><text:s text:c="2"/></text:span><text:span text:style-name="T2">"dependencies": {</text:span></text:p>
            <text:p text:style-name="P5"><text:span text:style-name="T2"><text:s text:c="4"/></text:span><text:span text:style-name="T2">"</text:span><text:span text:style-name="T4">jquery</text:span><text:span text:style-name="T2">": "~2.1.4"</text:span></text:p>
            <text:p text:style-name="P5"><text:span text:style-name="T2"><text:s text:c="2"/></text:span><text:span text:style-name="T2">}</text:span></text:p>
            <text:p text:style-name="P5"><text:span text:style-name="T2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おもむろに bower_coomponents ディレクトリを消してください!</text:p>
              </text:list-item>
              <text:list-item>
                <text:p>そしてライブラリを再インストールします</text:p>
                <text:list>
                  <text:list-item>
                    <text:p>bower install</text:p>
                  </text:list-item>
                </text:list>
              </text:list-item>
              <text:list-item>
                <text:p>bower.json ファイルに書かれているものがインストールされる</text:p>
              </text:list-item>
            </text:list>
          </draw:text-box>
        </draw:frame>
        <draw:frame draw:style-name="gr5" draw:text-style-name="P7" draw:layer="layout" svg:width="15.6cm" svg:height="5.867cm" svg:x="5.2cm" svg:y="14cm">
          <draw:text-box>
            <text:p text:style-name="P5"><text:span text:style-name="T2">$ bower install</text:span></text:p>
            <text:p text:style-name="P5"><text:span text:style-name="T2">bower cached <text:s text:c="7"/>git://github.com/jquery/jquery.git#2.1.4</text:span></text:p>
            <text:p text:style-name="P5"><text:span text:style-name="T2">bower validate <text:s text:c="5"/>2.1.4 against git://github.com/jquery/jquery.git#~2.1.4</text:span></text:p>
            <text:p text:style-name="P5"><text:span text:style-name="T2">bower install <text:s text:c="6"/>jquery#2.1.4</text:span></text:p>
            <text:p text:style-name="P5"><text:span text:style-name="T2"/></text:p>
            <text:p text:style-name="P5"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なんに使うの? と言われそうだけど...</text:p>
              </text:list-item>
              <text:list-item>
                <text:p>バージョン管理システムのリポジトリには bower.json だけ追加しておいて、bower_components は除外するという使い方をします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を使うと好きなライブラリ・フレームワークを同じ方法でダウンロードできます</text:p>
              </text:list-item>
              <text:list-item>
                <text:p>index.html に組み込むのが面倒だけど、そういうときは次に紹介する Yeoman 使うと良いです</text:p>
              </text:list-item>
              <text:list-item>
                <text:p>あんちょこ</text:p>
                <text:list>
                  <text:list-item>
                    <text:p>bower list ← 現在インストールされている一覧</text:p>
                  </text:list-item>
                  <text:list-item>
                    <text:p>bower search underscore ← パッケージを検索する</text:p>
                  </text:list-item>
                  <text:list-item>
                    <text:p>Bower cache clean ← トラブったらとりあえずキャッシュクリア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3">Yeoman </text:span><text:span text:style-name="T3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Yeoman</text:p>
          </draw:text-box>
        </draw:frame>
        <draw:frame presentation:style-name="pr5" draw:text-style-name="P1" draw:layer="layout" svg:width="25.2cm" svg:height="12.179cm" svg:x="1.4cm" svg:y="5.066cm">
          <draw:text-box>
            <text:p>別スライドでやります!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47F713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1:22:45.660973690</meta:creation-date>
    <dc:date>2015-08-12T22:09:05.970812732</dc:date>
    <meta:editing-duration>PT15M18S</meta:editing-duration>
    <meta:editing-cycles>1</meta:editing-cycles>
    <meta:document-statistic meta:object-count="139"/>
    <meta:generator>LibreOffice/4.4.2.2$Linux_X86_64 LibreOffice_project/40m0$Build-2</meta:generator>
  </office:meta>
</office:document-meta>
</file>